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2cf48" officeooo:paragraph-rsid="001f5267"/>
    </style:style>
    <style:style style:name="P2" style:family="paragraph" style:parent-style-name="Standard">
      <style:text-properties officeooo:rsid="0022cf48" officeooo:paragraph-rsid="001f5267"/>
    </style:style>
    <style:style style:name="T1" style:family="text">
      <style:text-properties officeooo:rsid="0023b330"/>
    </style:style>
    <style:style style:name="T2" style:family="text">
      <style:text-properties officeooo:rsid="002453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32386766" text:style-name="L1">
        <text:list-item>
          <text:p text:style-name="P1">L'utilizzo del sistema risulta intuitivo dal punto di vista dell'utente <text:span text:style-name="T1">favorendo l'usabilità</text:span></text:p>
        </text:list-item>
        <text:list-item>
          <text:p text:style-name="P1">Il sistema è ottimizzato, ovvero ha tempi di risposta più brevi possibili e minimo utilizzo di risorse sia lato server che lato client.</text:p>
        </text:list-item>
        <text:list-item>
          <text:p text:style-name="P1"><text:span text:style-name="T1">Garantire la persistenza dei dati anche attraverso la presenza di periodici backup su supporti di memoria esterni. </text:span></text:p>
        </text:list-item>
        <text:list-item>
          <text:p text:style-name="P1"><text:span text:style-name="T1">Il software dovrà svolgere correttamente il suo compito fornendo risultati precisi e accurati, in un tempo ragionevole. Il sistema svolgerà tutte le sue funzionalità con il minor spreco di risorse.</text:span></text:p>
        </text:list-item>
        <text:list-item>
          <text:p text:style-name="P1"><text:span text:style-name="T1">Il sistema dovrà essere compatibili con la maggior parte dei sistemi operativi in modo da favorire l'utilizzo da utenti di sistemi differenti, favorendo la supportab</text:span><text:span text:style-name="T2">ilità </text:span></text:p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2:42:00.08</meta:creation-date>
    <dc:date>2012-10-19T12:42:33.98</dc:date>
    <meta:editing-duration>P0D</meta:editing-duration>
    <meta:editing-cycles>1</meta:editing-cycles>
    <meta:document-statistic meta:table-count="0" meta:image-count="0" meta:object-count="0" meta:page-count="1" meta:paragraph-count="5" meta:word-count="112" meta:character-count="721" meta:non-whitespace-character-count="617"/>
    <meta:generator>LibreOffice/3.6$Windows_x86 LibreOffice_project/da8c1e6-fd468f4-454e206-f42a4a9-143cfd</meta:generator>
  </office:meta>
</office:document-meta>
</file>